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text-properties fo:font-size="14pt" style:font-size-asian="14pt" style:font-size-complex="14pt"/>
    </style:style>
    <style:style style:name="P2" style:family="paragraph" style:parent-style-name="Normal" style:master-page-name="MP0">
      <style:paragraph-properties fo:text-align="center" style:justify-single-word="false"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 style:family="text">
      <style:text-properties fo:font-size="14pt" style:font-size-asian="14pt" style:font-size-complex="14pt"/>
    </style:style>
    <style:style style:name="T2" style:family="text">
      <style:text-properties officeooo:rsid="000307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UILLE DE PROJET CHOIXPEAU MAGIQUE</text:p>
      <text:p text:style-name="P1"/>
      <text:p text:style-name="P1">Problème : </text:p>
      <text:p text:style-name="P1">Problème : Barème</text:p>
      <text:p text:style-name="P1">1ere Solution apportée : Modifier la liste des personnages en en retirant. <text:span text:style-name="T2">Au début, les élèves par maison avaient été équilibrés au niveau de Poufsouffle. Cependant, cela réduit considérablement la qualité de la base de données alors nous n’avons enlevé que quelques profils de Gryffondor. </text:span></text:p>
      <text:p text:style-name="P1">2eme Solution apportée : Rajouter des questions et changer certain critère du barème, ne pas toucher a la listes des personnages.</text:p>
      <text:p text:style-name="P1"/>
      <text:p text:style-name="Normal"><text:span text:style-name="Police_20_par_20_défaut"><text:span text:style-name="T1">Problème :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5.1$Windows_X86_64 LibreOffice_project/9c0871452b3918c1019dde9bfac75448afc4b57f</meta:generator>
    <dc:title/>
    <dc:description/>
    <dc:subject/>
    <meta:initial-creator>Alexandre Parsival</meta:initial-creator>
    <meta:creation-date>2024-03-15T09:25:00Z</meta:creation-date>
    <dc:date>2024-03-15T11:58:03.316000000</dc:date>
    <meta:editing-cycles>2</meta:editing-cycles>
    <meta:editing-duration>PT37M53S</meta:editing-duration>
    <meta:document-statistic meta:table-count="0" meta:image-count="0" meta:object-count="0" meta:page-count="1" meta:paragraph-count="6" meta:word-count="78" meta:character-count="494" meta:non-whitespace-character-count="419"/>
    <meta:template xlink:type="simple" xlink:actuate="onRequest" xlink:title="" xlink:href="Normal.dotm"/>
  </office:meta>
</office:document-meta>
</file>